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center" draw:textarea-vertical-align="middle" draw:shadow="visib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3cm" fo:min-width="1.7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1cm" fo:min-width="2.34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5cm" fo:min-width="2.891cm"/>
    </style:style>
    <style:style style:name="gr5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2.142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omic Sans MS'" style:font-family-generic="swiss" style:font-pitch="variable" fo:font-size="10pt"/>
    </style:style>
    <style:style style:name="P4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none" style:country-asian="none" style:font-style-asian="normal" style:font-weight-asian="normal" style:font-family-complex="'Albany AMT'" style:font-pitch-complex="variable" style:font-size-complex="1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5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none" style:country-asian="none" style:font-style-asian="normal" style:font-weight-asian="normal" style:font-family-complex="'Albany AMT'" style:font-pitch-complex="variable" style:font-size-complex="1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T1" style:family="text">
      <style:text-properties fo:font-family="'Comic Sans MS'" style:font-family-generic="swiss" style:font-pitch="variable" fo:font-size="10pt"/>
    </style:style>
    <style:style style:name="T2" style:family="text"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none" style:country-asian="none" style:font-style-asian="normal" style:font-weight-asian="normal" style:font-family-complex="'Albany AMT'" style:font-pitch-complex="variable" style:font-size-complex="18pt" style:language-complex="none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3">
          <draw:rect draw:style-name="gr1" draw:text-style-name="P1" draw:layer="layout" svg:width="4.981cm" svg:height="1.359cm" svg:x="6.959cm" svg:y="4.866cm" draw:corner-radius="0.5cm">
            <text:p text:style-name="P2"/>
          </draw:rect>
          <draw:frame draw:style-name="gr2" draw:text-style-name="P3" draw:layer="layout" svg:width="4.676cm" svg:height="1.225cm" svg:x="7.238cm" svg:y="4.994cm">
            <draw:text-box>
              <text:p text:style-name="P2"><text:span text:style-name="T1">module basic/Whitespace</text:span></text:p>
              <text:p text:style-name="P2"><text:span text:style-name="T1"><text:s text:c="3"/></text:span><text:span text:style-name="T1">...</text:span></text:p>
            </draw:text-box>
          </draw:frame>
        </draw:g>
        <draw:g draw:id="id1">
          <draw:rect draw:style-name="gr1" draw:text-style-name="P1" draw:layer="layout" svg:width="5.236cm" svg:height="2.077cm" svg:x="6.829cm" svg:y="1.02cm" draw:corner-radius="0.5cm">
            <text:p text:style-name="P2"/>
          </draw:rect>
          <draw:frame draw:style-name="gr3" draw:text-style-name="P3" draw:layer="layout" svg:width="4.401cm" svg:height="1.641cm" svg:x="7.027cm" svg:y="1.117cm">
            <draw:text-box>
              <text:p text:style-name="P2"><text:span text:style-name="T1">module basic/Comments</text:span></text:p>
              <text:p text:style-name="P2"><text:span text:style-name="T1"><text:s text:c="3"/></text:span><text:span text:style-name="T1">...</text:span></text:p>
            </draw:text-box>
          </draw:frame>
        </draw:g>
        <draw:g draw:id="id4">
          <draw:rect draw:style-name="gr1" draw:text-style-name="P1" draw:layer="layout" svg:width="4.117cm" svg:height="1.499cm" svg:x="0.843cm" svg:y="4.796cm" draw:corner-radius="0.5cm">
            <text:p text:style-name="P2"/>
          </draw:rect>
          <draw:frame draw:style-name="gr4" draw:text-style-name="P3" draw:layer="layout" svg:width="3.391cm" svg:height="1.225cm" svg:x="1.161cm" svg:y="5.003cm">
            <draw:text-box>
              <text:p text:style-name="P2"><text:span text:style-name="T1">module BoolCon</text:span></text:p>
              <text:p text:style-name="P2"><text:span text:style-name="T1"><text:s text:c="3"/></text:span><text:span text:style-name="T1">...</text:span></text:p>
            </draw:text-box>
          </draw:frame>
        </draw:g>
        <draw:g draw:id="id2">
          <draw:rect draw:style-name="gr5" draw:text-style-name="P4" draw:layer="layout" svg:width="5.143cm" svg:height="2.586cm" svg:x="0.347cm" svg:y="0.727cm" draw:corner-radius="0.5cm">
            <text:p text:style-name="P2"/>
          </draw:rect>
          <draw:frame draw:style-name="gr6" draw:text-style-name="P6" draw:layer="layout" svg:width="4.833cm" svg:height="2.686cm" svg:x="0.661cm" svg:y="0.752cm">
            <draw:text-box>
              <text:p text:style-name="P5"><text:span text:style-name="T2">module basic/Booleans</text:span></text:p>
              <text:p text:style-name="P5"><text:span text:style-name="T2"><text:s text:c="3"/></text:span><text:span text:style-name="T2">...</text:span></text:p>
              <text:p text:style-name="P5"><text:span text:style-name="T2"><text:s text:c="3"/></text:span><text:span text:style-name="T2">imports basic/BoolCon</text:span></text:p>
              <text:p text:style-name="P5"><text:span text:style-name="T2"><text:s text:c="3"/></text:span><text:span text:style-name="T2">imports basic/Comments</text:span></text:p>
              <text:p text:style-name="P5"><text:span text:style-name="T2"><text:s text:c="3"/></text:span><text:span text:style-name="T2">...</text:span></text:p>
            </draw:text-box>
          </draw:frame>
        </draw:g>
        <draw:connector draw:style-name="gr7" draw:text-style-name="P1" draw:layer="layout" draw:type="line" svg:x1="6.829cm" svg:y1="2.058cm" svg:x2="5.494cm" svg:y2="2.082cm" draw:start-shape="id1" draw:start-glue-point="3" draw:end-shape="id2" draw:end-glue-point="1">
          <text:p text:style-name="P2"/>
        </draw:connector>
        <draw:connector draw:style-name="gr7" draw:text-style-name="P1" draw:layer="layout" draw:type="line" svg:x1="9.449cm" svg:y1="4.866cm" svg:x2="9.447cm" svg:y2="3.097cm" draw:start-shape="id3" draw:start-glue-point="0" draw:end-shape="id1">
          <text:p text:style-name="P2"/>
        </draw:connector>
        <draw:connector draw:style-name="gr7" draw:text-style-name="P1" draw:layer="layout" draw:type="line" svg:x1="2.901cm" svg:y1="4.796cm" svg:x2="2.92cm" svg:y2="3.438cm" draw:start-shape="id4" draw:start-glue-point="0" draw:end-shape="id2" draw:end-glue-point="2">
          <text:p text:style-name="P2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5" draw:display-name="Gradient 5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'Albany AMT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8-20T15:59:35</meta:creation-date>
    <dc:date>2007-09-03T13:04:58</dc:date>
    <dc:language>en-US</dc:language>
    <meta:editing-cycles>5</meta:editing-cycles>
    <meta:editing-duration>PT19M16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